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rsid="00615812" officeooo:paragraph-rsid="00615812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officeooo:rsid="00615812" officeooo:paragraph-rsid="00615812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Times New Roman" fo:font-size="12pt" officeooo:paragraph-rsid="0061df4d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>
        <style:tab-stops>
          <style:tab-stop style:position="1.933cm"/>
        </style:tab-stops>
      </style:paragraph-properties>
      <style:text-properties fo:font-variant="normal" fo:text-transform="none" fo:color="#000000" style:font-name="Times New Roman1" fo:font-size="12pt" fo:letter-spacing="normal" fo:font-style="normal" fo:font-weight="bold" officeooo:rsid="0049d5a2" officeooo:paragraph-rsid="00615812"/>
    </style:style>
    <style:style style:name="P5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>
        <style:tab-stops>
          <style:tab-stop style:position="1.933cm"/>
        </style:tab-stops>
      </style:paragraph-properties>
      <style:text-properties fo:font-variant="normal" fo:text-transform="none" fo:color="#000000" style:font-name="Times New Roman1" fo:font-size="12pt" fo:letter-spacing="normal" fo:font-style="normal" fo:font-weight="bold" officeooo:paragraph-rsid="00655ffe"/>
    </style:style>
    <style:style style:name="P6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>
        <style:tab-stops>
          <style:tab-stop style:position="2.036cm"/>
        </style:tab-stops>
      </style:paragraph-properties>
      <style:text-properties fo:font-variant="normal" fo:text-transform="none" fo:color="#000000" style:font-name="Times New Roman1" fo:font-size="12pt" fo:letter-spacing="normal" fo:font-style="normal" fo:font-weight="bold" officeooo:paragraph-rsid="00615812"/>
    </style:style>
    <style:style style:name="P7" style:family="paragraph" style:parent-style-name="Text_20_body">
      <style:paragraph-properties fo:margin-left="0cm" fo:margin-right="0cm" fo:margin-top="0cm" fo:margin-bottom="0.199cm" style:contextual-spacing="false" fo:line-height="12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officeooo:paragraph-rsid="004bab06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officeooo:rsid="0049d5a2" officeooo:paragraph-rsid="005ce9d3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officeooo:rsid="0049d5a2" officeooo:paragraph-rsid="0049d5a2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margin-left="0cm" fo:margin-right="0cm" fo:margin-top="0cm" fo:margin-bottom="0.199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officeooo:rsid="00615812" officeooo:paragraph-rsid="00615812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officeooo:rsid="00615812" officeooo:paragraph-rsid="00615812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5ed913" style:font-size-asian="12pt" style:font-size-complex="12pt"/>
    </style:style>
    <style:style style:name="P13" style:family="paragraph" style:parent-style-name="Text_20_body">
      <style:paragraph-properties fo:margin-left="0cm" fo:margin-right="0cm" fo:margin-top="0cm" fo:margin-bottom="0.199cm" style:contextual-spacing="false" fo:line-height="120%" fo:text-align="end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rsid="00615812" officeooo:paragraph-rsid="00615812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margin-top="0.071cm" fo:margin-bottom="0.071cm" style:contextual-spacing="false" style:line-height-at-least="0.176cm" fo:text-align="center" style:justify-single-word="false" fo:orphans="0" fo:widows="0" fo:text-indent="0cm" style:auto-text-indent="false" style:snap-to-layout-grid="false"/>
      <style:text-properties fo:font-variant="normal" fo:text-transform="none" fo:color="#000000" style:font-name="Times New Roman1" fo:font-size="12pt" fo:letter-spacing="normal" fo:font-style="normal" fo:font-weight="bold"/>
    </style:style>
    <style:style style:name="P15" style:family="paragraph" style:parent-style-name="Standard">
      <style:paragraph-properties style:line-height-at-least="0.176cm" fo:text-align="center" style:justify-single-word="false" fo:orphans="0" fo:widows="0" style:snap-to-layout-grid="false"/>
      <style:text-properties fo:font-variant="small-caps" fo:color="#000000" style:text-position="super 58%" fo:font-size="12pt" fo:letter-spacing="normal" style:text-underline-style="none" fo:font-weight="bold" officeooo:paragraph-rsid="00615812" style:font-size-asian="12pt" style:font-weight-asian="bold" style:font-size-complex="9pt" style:font-weight-complex="bold"/>
    </style:style>
    <style:style style:name="T1" style:family="text">
      <style:text-properties style:font-name="Times New Roman1" fo:font-size="14pt" fo:font-style="normal" fo:font-weight="bold" officeooo:rsid="00615812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fo:letter-spacing="normal" fo:font-style="normal" fo:font-weight="bold" officeooo:rsid="005f09ee" style:font-weight-asian="bold" style:font-weight-complex="bold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color="#cc0066" officeooo:rsid="0032abb8" style:font-weight-asian="bold" style:font-weight-complex="bold"/>
    </style:style>
    <style:style style:name="T5" style:family="text">
      <style:text-properties style:font-weight-asian="bold" style:font-weight-complex="bold"/>
    </style:style>
    <style:style style:name="T6" style:family="text">
      <style:text-properties officeooo:rsid="005d2301" style:font-weight-asian="bold" style:font-weight-complex="bold"/>
    </style:style>
    <style:style style:name="T7" style:family="text">
      <style:text-properties officeooo:rsid="005ed913" style:font-weight-asian="bold" style:font-weight-complex="bold"/>
    </style:style>
    <style:style style:name="T8" style:family="text">
      <style:text-properties officeooo:rsid="002972c4" style:font-weight-asian="bold" style:font-weight-complex="bold"/>
    </style:style>
    <style:style style:name="T9" style:family="text">
      <style:text-properties officeooo:rsid="00615812" style:font-weight-asian="bold" style:font-weight-complex="bold"/>
    </style:style>
    <style:style style:name="T10" style:family="text">
      <style:text-properties officeooo:rsid="00637048" style:font-weight-asian="bold" style:font-weight-complex="bold"/>
    </style:style>
    <style:style style:name="T11" style:family="text">
      <style:text-properties officeooo:rsid="0049d5a2" style:font-size-asian="12pt" style:font-weight-asian="bold" style:font-size-complex="12pt" style:font-weight-complex="bold"/>
    </style:style>
    <style:style style:name="T12" style:family="text">
      <style:text-properties style:font-name="Times New Roman" fo:font-weight="normal" officeooo:rsid="0074df1b" style:font-size-asian="12pt" style:font-weight-asian="bold" style:font-size-complex="12pt" style:font-weight-complex="bold"/>
    </style:style>
    <style:style style:name="T13" style:family="text">
      <style:text-properties style:font-name="Times New Roman" fo:font-weight="normal" officeooo:rsid="005ce9d3" style:font-size-asian="12pt" style:font-weight-asian="bold" style:font-size-complex="12pt" style:font-weight-complex="bold"/>
    </style:style>
    <style:style style:name="T14" style:family="text">
      <style:text-properties style:font-name="Times New Roman" fo:font-weight="normal" officeooo:rsid="005e5a0a" style:font-size-asian="12pt" style:font-weight-asian="bold" style:font-size-complex="12pt" style:font-weight-complex="bold"/>
    </style:style>
    <style:style style:name="T15" style:family="text">
      <style:text-properties style:font-name="Times New Roman" fo:font-weight="normal" officeooo:rsid="0045fc7e" style:font-size-asian="12pt" style:font-weight-asian="bold" style:font-size-complex="12pt" style:font-weight-complex="bold"/>
    </style:style>
    <style:style style:name="T16" style:family="text">
      <style:text-properties style:font-name="Times New Roman" fo:font-weight="normal" officeooo:rsid="003a9f75" style:font-size-asian="12pt" style:font-weight-asian="bold" style:font-size-complex="12pt" style:font-weight-complex="bold"/>
    </style:style>
    <style:style style:name="T17" style:family="text">
      <style:text-properties style:font-name="Times New Roman" fo:font-weight="normal" officeooo:rsid="0043eea4" style:font-size-asian="12pt" style:font-weight-asian="bold" style:font-size-complex="12pt" style:font-weight-complex="bold"/>
    </style:style>
    <style:style style:name="T18" style:family="text">
      <style:text-properties style:font-name="Times New Roman" fo:font-weight="normal" officeooo:rsid="00447bc0" style:font-size-asian="12pt" style:font-weight-asian="bold" style:font-size-complex="12pt" style:font-weight-complex="bold"/>
    </style:style>
    <style:style style:name="T19" style:family="text">
      <style:text-properties style:font-name="Times New Roman" fo:font-weight="normal" officeooo:rsid="005ed913" style:font-size-asian="12pt" style:font-weight-asian="bold" style:font-size-complex="12pt" style:font-weight-complex="bold"/>
    </style:style>
    <style:style style:name="T20" style:family="text">
      <style:text-properties style:font-name="Times New Roman" fo:font-weight="normal" officeooo:rsid="005f09ee" style:font-size-asian="12pt" style:font-weight-asian="bold" style:font-size-complex="12pt" style:font-weight-complex="bold"/>
    </style:style>
    <style:style style:name="T21" style:family="text">
      <style:text-properties style:font-name="Times New Roman" fo:font-weight="normal" officeooo:rsid="0060af09" style:font-size-asian="12pt" style:font-weight-asian="bold" style:font-size-complex="12pt" style:font-weight-complex="bold"/>
    </style:style>
    <style:style style:name="T22" style:family="text">
      <style:text-properties style:font-name="Times New Roman" fo:font-weight="normal" officeooo:rsid="00615812" style:font-size-asian="12pt" style:font-weight-asian="bold" style:font-size-complex="12pt" style:font-weight-complex="bold"/>
    </style:style>
    <style:style style:name="T23" style:family="text">
      <style:text-properties style:font-name="Times New Roman" fo:font-weight="normal" officeooo:rsid="0061df4d" style:font-size-asian="12pt" style:font-weight-asian="bold" style:font-size-complex="12pt" style:font-weight-complex="bold"/>
    </style:style>
    <style:style style:name="T24" style:family="text">
      <style:text-properties style:font-name="Times New Roman" fo:font-weight="normal" officeooo:rsid="00637048" style:font-size-asian="12pt" style:font-weight-asian="bold" style:font-size-complex="12pt" style:font-weight-complex="bold"/>
    </style:style>
    <style:style style:name="T25" style:family="text">
      <style:text-properties style:font-name="Times New Roman" fo:font-weight="normal" officeooo:rsid="0064b968" style:font-size-asian="12pt" style:font-weight-asian="bold" style:font-size-complex="12pt" style:font-weight-complex="bold"/>
    </style:style>
    <style:style style:name="T26" style:family="text">
      <style:text-properties style:font-name="Times New Roman" fo:font-weight="normal" officeooo:rsid="00655ffe" style:font-size-asian="12pt" style:font-weight-asian="bold" style:font-size-complex="12pt" style:font-weight-complex="bold"/>
    </style:style>
    <style:style style:name="T27" style:family="text">
      <style:text-properties style:font-name="Times New Roman" fo:font-weight="normal" officeooo:rsid="0074df1b" style:font-size-asian="12pt" style:font-size-complex="12pt"/>
    </style:style>
    <style:style style:name="T28" style:family="text">
      <style:text-properties style:font-name="Times New Roman" fo:font-weight="normal" officeooo:rsid="0045fc7e" style:font-size-asian="12pt" style:font-size-complex="12pt"/>
    </style:style>
    <style:style style:name="T29" style:family="text">
      <style:text-properties style:font-name="Times New Roman" fo:font-weight="normal" officeooo:rsid="005ce9d3" style:font-size-asian="12pt" style:font-size-complex="12pt"/>
    </style:style>
    <style:style style:name="T30" style:family="text">
      <style:text-properties style:font-name="Times New Roman" fo:font-weight="normal" officeooo:rsid="003a9f75" style:font-size-asian="12pt" style:font-weight-asian="normal" style:font-size-complex="12pt" style:font-weight-complex="normal"/>
    </style:style>
    <style:style style:name="T31" style:family="text">
      <style:text-properties style:font-name="Times New Roman" fo:font-weight="normal" officeooo:rsid="005f09ee" style:font-size-asian="12pt" style:font-weight-asian="normal" style:font-size-complex="12pt" style:font-weight-complex="normal"/>
    </style:style>
    <style:style style:name="T32" style:family="text">
      <style:text-properties style:font-name="Times New Roman" fo:font-weight="normal" officeooo:rsid="005ed913" style:font-size-asian="12pt" style:font-weight-asian="normal" style:font-size-complex="12pt" style:font-weight-complex="normal"/>
    </style:style>
    <style:style style:name="T33" style:family="text">
      <style:text-properties style:font-name="Times New Roman" fo:font-weight="normal" officeooo:rsid="0060af09" style:font-size-asian="12pt" style:font-weight-asian="normal" style:font-size-complex="12pt" style:font-weight-complex="normal"/>
    </style:style>
    <style:style style:name="T34" style:family="text">
      <style:text-properties style:font-name="Times New Roman" fo:font-weight="normal" officeooo:rsid="005d2301" style:font-size-asian="12pt" style:font-weight-asian="normal" style:font-size-complex="12pt" style:font-weight-complex="normal"/>
    </style:style>
    <style:style style:name="T35" style:family="text">
      <style:text-properties style:font-name="Times New Roman" fo:font-weight="normal" officeooo:rsid="0061df4d" style:font-size-asian="12pt" style:font-weight-asian="normal" style:font-size-complex="12pt" style:font-weight-complex="normal"/>
    </style:style>
    <style:style style:name="T36" style:family="text">
      <style:text-properties style:font-name="Times New Roman" fo:font-weight="bold" officeooo:rsid="005ce9d3" style:font-size-asian="12pt" style:font-weight-asian="bold" style:font-size-complex="12pt" style:font-weight-complex="bold"/>
    </style:style>
    <style:style style:name="T37" style:family="text">
      <style:text-properties style:font-name="Times New Roman" fo:font-weight="bold" officeooo:rsid="003a9f75" style:font-size-asian="12pt" style:font-weight-asian="bold" style:font-size-complex="12pt" style:font-weight-complex="bold"/>
    </style:style>
    <style:style style:name="T38" style:family="text">
      <style:text-properties style:font-name="Times New Roman" fo:font-weight="bold" officeooo:rsid="002cd030" style:font-size-asian="12pt" style:font-weight-asian="bold" style:font-size-complex="12pt" style:font-weight-complex="bold"/>
    </style:style>
    <style:style style:name="T39" style:family="text">
      <style:text-properties style:font-name="Times New Roman" fo:font-weight="bold" officeooo:rsid="0060af09" style:font-size-asian="12pt" style:font-weight-asian="bold" style:font-size-complex="12pt" style:font-weight-complex="bold"/>
    </style:style>
    <style:style style:name="T40" style:family="text">
      <style:text-properties style:font-name="Times New Roman" fo:font-weight="bold" officeooo:rsid="00615812" style:font-size-asian="12pt" style:font-weight-asian="bold" style:font-size-complex="12pt" style:font-weight-complex="bold"/>
    </style:style>
    <style:style style:name="T41" style:family="text">
      <style:text-properties style:font-name="Times New Roman" fo:font-weight="bold" officeooo:rsid="0064cbcb" style:font-size-asian="12pt" style:font-weight-asian="bold" style:font-size-complex="12pt" style:font-weight-complex="bold"/>
    </style:style>
    <style:style style:name="T42" style:family="text">
      <style:text-properties style:font-name="Times New Roman" officeooo:rsid="00615812" style:font-size-asian="12pt" style:font-size-complex="12pt"/>
    </style:style>
    <style:style style:name="T43" style:family="text">
      <style:text-properties officeooo:rsid="006370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Strong_20_Emphasis"><text:span text:style-name="T1">PAPEL TÍMBRADO MUNICÍPIO</text:span></text:span></text:p>
      <text:p text:style-name="P14"><text:span text:style-name="T11"/></text:p>
      <text:p text:style-name="P7"><text:span text:style-name="T6"/></text:p>
      <text:p text:style-name="P10">Ofício nº <text:s text:c="6"/></text:p>
      <text:p text:style-name="P13">Garopaba-SC, 11 de dezembro de 2019</text:p>
      <text:p text:style-name="P9"/>
      <text:p text:style-name="P1">Ao <text:span text:style-name="T43">Senhor</text:span></text:p>
      <text:p text:style-name="P2">NABIH HENRIQUE CHRAIM <text:s text:c="3"/></text:p>
      <text:p text:style-name="P1">Superintendente do Patrimônio da União em Santa Catarina</text:p>
      <text:p text:style-name="P1">Praça XV de Novembro , 336, Centro </text:p>
      <text:p text:style-name="P1">Florianópolis – SC</text:p>
      <text:p text:style-name="P1">88010-400</text:p>
      <text:p text:style-name="P11"/>
      <text:p text:style-name="P8"><text:span text:style-name="T5">ASSUNTO: </text:span><text:span text:style-name="T9">P</text:span><text:span text:style-name="T5">rojeto </text:span><text:span text:style-name="T7">Especifico</text:span><text:span text:style-name="T4"> </text:span><text:span text:style-name="T5">de Descentralização e Modernização Administrativa </text:span><text:span text:style-name="T8">de Regularização de Rancho de Pesca </text:span><text:span text:style-name="T9">no Município de Garopaba-</text:span><text:span text:style-name="T10">SC.</text:span></text:p>
      <text:p text:style-name="P8"><text:span text:style-name="T8"/></text:p>
      <text:p text:style-name="P4"><text:span text:style-name="Strong_20_Emphasis"><text:span text:style-name="T12"><text:tab/>Senhor Superintende</text:span></text:span><text:span text:style-name="Strong_20_Emphasis"><text:span text:style-name="T22">nte,</text:span></text:span></text:p>
      <text:p text:style-name="P4"><text:span text:style-name="Strong_20_Emphasis"><text:span text:style-name="T22"/></text:span></text:p>
      <text:p text:style-name="P5"><text:span text:style-name="Strong_20_Emphasis"><text:span text:style-name="T12"><text:tab/>Venho por meio desta, solicitar a aprovação d</text:span></text:span><text:span text:style-name="Strong_20_Emphasis"><text:span text:style-name="T22">o </text:span></text:span><text:span text:style-name="Strong_20_Emphasis"><text:span text:style-name="T36">Projeto </text:span></text:span><text:span text:style-name="Strong_20_Emphasis"><text:span text:style-name="T39">Específico</text:span></text:span><text:span text:style-name="Strong_20_Emphasis"><text:span text:style-name="T37"> </text:span></text:span><text:span text:style-name="Strong_20_Emphasis"><text:span text:style-name="T36">de Descentralização e Modernização Administrativa </text:span></text:span><text:span text:style-name="Strong_20_Emphasis"><text:span text:style-name="T38">para Regularização de Rancho de Pesca </text:span></text:span><text:span text:style-name="Strong_20_Emphasis"><text:span text:style-name="T40">no Município de Garopaba/SC</text:span></text:span><text:span text:style-name="Strong_20_Emphasis"><text:span text:style-name="T13">, </text:span></text:span><text:span text:style-name="Strong_20_Emphasis"><text:span text:style-name="T27">para guarda das embarcações e petrechos de pesca </text:span></text:span><text:span text:style-name="Strong_20_Emphasis"><text:span text:style-name="T28">dos pescadores</text:span></text:span><text:span text:style-name="Strong_20_Emphasis"><text:span text:style-name="T27">, </text:span></text:span><text:span text:style-name="Strong_20_Emphasis"><text:span text:style-name="T29">com o objetivo de </text:span></text:span><text:span text:style-name="Strong_20_Emphasis"><text:span text:style-name="T16">disciplinar </text:span></text:span><text:span text:style-name="Strong_20_Emphasis"><text:span text:style-name="T17">os procedimentos de</text:span></text:span><text:span text:style-name="Strong_20_Emphasis"><text:span text:style-name="T16"> regularização d</text:span></text:span><text:span text:style-name="Strong_20_Emphasis"><text:span text:style-name="T15">os </text:span></text:span><text:span text:style-name="Strong_20_Emphasis"><text:span text:style-name="T16">ranchos </text:span></text:span><text:span text:style-name="Strong_20_Emphasis"><text:span text:style-name="T18">de </text:span></text:span><text:span text:style-name="Strong_20_Emphasis"><text:span text:style-name="T13">pesca de</text:span></text:span><text:span text:style-name="Strong_20_Emphasis"><text:span text:style-name="T16"> Comunidades Tradicionais, de forma sustentável, </text:span></text:span><text:span text:style-name="Strong_20_Emphasis"><text:span text:style-name="T17">em parceria </text:span></text:span><text:span text:style-name="Strong_20_Emphasis"><text:span text:style-name="T14">com </text:span></text:span><text:span text:style-name="Strong_20_Emphasis"><text:span text:style-name="T21">a</text:span></text:span><text:span text:style-name="Strong_20_Emphasis"><text:span text:style-name="T14"> Superintendência,</text:span></text:span><text:span text:style-name="Strong_20_Emphasis"><text:span text:style-name="T16"> até que seja aprovado o instrumento normativo de </text:span></text:span><text:span text:style-name="Strong_20_Emphasis"><text:span text:style-name="T30">T</text:span></text:span><text:span text:style-name="Strong_20_Emphasis"><text:span text:style-name="T31">ermo de Autorização de Uso Sustentável - T</text:span></text:span><text:span text:style-name="Strong_20_Emphasis"><text:span text:style-name="T30">AUS,</text:span></text:span><text:span text:style-name="Strong_20_Emphasis"><text:span text:style-name="T16"> por parte d</text:span></text:span><text:span text:style-name="Strong_20_Emphasis"><text:span text:style-name="T14">a Unidade </text:span></text:span><text:span text:style-name="Strong_20_Emphasis"><text:span text:style-name="T16">Central.</text:span></text:span></text:p>
      <text:p text:style-name="P5"><text:span text:style-name="Strong_20_Emphasis"><text:span text:style-name="T16"><text:tab/></text:span></text:span><text:span text:style-name="Strong_20_Emphasis"><text:span text:style-name="T22">Os estudos foram </text:span></text:span><text:span text:style-name="Strong_20_Emphasis"><text:span text:style-name="T19">feitos com base no </text:span></text:span><text:span text:style-name="Strong_20_Emphasis"><text:span text:style-name="T41">Projeto Piloto de Descentralização de Modernização Administrativa de Regularização de Rancho de Pesca em Santa Catarina,</text:span></text:span><text:span text:style-name="Strong_20_Emphasis"><text:span text:style-name="T14"> </text:span></text:span><text:span text:style-name="Strong_20_Emphasis"><text:span text:style-name="T19">do </text:span></text:span><text:span text:style-name="Strong_20_Emphasis"><text:span text:style-name="T32">Processo Administrativo SEI/ME Nº 10154.</text:span></text:span><text:span text:style-name="Strong_20_Emphasis"><text:span text:style-name="T35">104557/2019-37</text:span></text:span><text:span text:style-name="Strong_20_Emphasis"><text:span text:style-name="T19">, </text:span></text:span><text:span text:style-name="Strong_20_Emphasis"><text:span text:style-name="T22">sendo amplamente </text:span></text:span><text:span text:style-name="Strong_20_Emphasis"><text:span text:style-name="T19">d</text:span></text:span><text:span text:style-name="Strong_20_Emphasis"><text:span text:style-name="T13">iscutido </text:span></text:span><text:span text:style-name="Strong_20_Emphasis"><text:span text:style-name="T19">com os </text:span></text:span><text:span text:style-name="Strong_20_Emphasis"><text:span text:style-name="T24">técnicos do N</text:span></text:span><text:span text:style-name="Strong_20_Emphasis"><text:span text:style-name="T25">ú</text:span></text:span><text:span text:style-name="Strong_20_Emphasis"><text:span text:style-name="T24">cleo de Regularização Fundiária da SPU/SC, </text:span></text:span><text:span text:style-name="Strong_20_Emphasis"><text:span text:style-name="T19">representantes do </text:span></text:span><text:span text:style-name="Strong_20_Emphasis"><text:span text:style-name="T13">Município</text:span></text:span><text:span text:style-name="Strong_20_Emphasis"><text:span text:style-name="T19"> de Garopaba </text:span></text:span><text:span text:style-name="Strong_20_Emphasis"><text:span text:style-name="T22">e também</text:span></text:span><text:span text:style-name="Strong_20_Emphasis"><text:span text:style-name="T19">, com </text:span></text:span><text:span text:style-name="Strong_20_Emphasis"><text:span text:style-name="T22">o </text:span></text:span><text:span text:style-name="Strong_20_Emphasis"><text:span text:style-name="T19">Chefe de Divisão de Aquicultura e Pesca, da Superintendência Federal em Santa Catarina, do Ministério da Agricultura, Pecuária e Abastecimento, </text:span></text:span><text:span text:style-name="Strong_20_Emphasis"><text:span text:style-name="T20">nos termo da </text:span></text:span><text:span text:style-name="Strong_20_Emphasis"><text:span text:style-name="T19"><text:s/></text:span></text:span><text:span text:style-name="Strong_20_Emphasis"><text:span text:style-name="T13">Ata de Reunião, de 29/11/2019, </text:span></text:span><text:span text:style-name="Strong_20_Emphasis"><text:span text:style-name="T22">em anexo.</text:span></text:span></text:p>
      <text:p text:style-name="P6"><text:span text:style-name="Strong_20_Emphasis"><text:span text:style-name="T13"><text:tab/>Acredito q</text:span></text:span><text:span text:style-name="Strong_20_Emphasis"><text:span text:style-name="T22">ue </text:span></text:span><text:span text:style-name="Strong_20_Emphasis"><text:span text:style-name="T21">essa</text:span></text:span><text:span text:style-name="Strong_20_Emphasis"><text:span text:style-name="T13"> </text:span></text:span><text:span text:style-name="Strong_20_Emphasis"><text:span text:style-name="T20">proposta, </text:span></text:span><text:span text:style-name="Strong_20_Emphasis"><text:span text:style-name="T22">poderá contornar todos os procedimentos inerentes de regulamentação quanto à regulariza</text:span></text:span><text:span text:style-name="Strong_20_Emphasis"><text:span text:style-name="T23">ç</text:span></text:span><text:span text:style-name="Strong_20_Emphasis"><text:span text:style-name="T22">ão dos ranchos de pesca no município, bem como, </text:span></text:span><text:span text:style-name="Strong_20_Emphasis"><text:span text:style-name="T23">atender </text:span></text:span><text:span text:style-name="Strong_20_Emphasis"><text:span text:style-name="T22">as demais demandas do Ministério Público Federal</text:span></text:span><text:span text:style-name="Strong_20_Emphasis"><text:span text:style-name="T13">.</text:span></text:span></text:p>
      <text:p text:style-name="P6"><text:span text:style-name="Strong_20_Emphasis"><text:span text:style-name="T13"><text:tab/></text:span></text:span><text:span text:style-name="Strong_20_Emphasis"><text:span text:style-name="T26">Colocamo-nos à disposição, para quaisquer esclarecimentos que for necessário, por intermédio do fone ( <text:s text:c="2"/>) …..., e/ou e-mail: ….............</text:span></text:span></text:p>
      <text:p text:style-name="P12"/>
      <text:p text:style-name="P3"><text:span text:style-name="T2">PAULO SÉRGIO DE ARAÚJO</text:span></text:p>
      <text:p text:style-name="P3"><text:span text:style-name="T3">Prefei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0:09:53.099000000</meta:creation-date>
    <dc:date>2019-12-11T14:46:12.093000000</dc:date>
    <meta:editing-duration>P1DT52M43S</meta:editing-duration>
    <meta:editing-cycles>89</meta:editing-cycles>
    <meta:generator>LibreOffice/4.1.4.2$Windows_x86 LibreOffice_project/0a0440ccc0227ad9829de5f46be37cfb6edcf72</meta:generator>
    <meta:print-date>2019-12-11T11:30:37.225000000</meta:print-date>
    <meta:document-statistic meta:table-count="0" meta:image-count="0" meta:object-count="0" meta:page-count="1" meta:paragraph-count="17" meta:word-count="270" meta:character-count="1895" meta:non-whitespace-character-count="1621"/>
  </office:meta>
</office:document-meta>
</file>